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officeooo:rsid="00251c18" officeooo:paragraph-rsid="00251c18"/>
    </style:style>
    <style:style style:name="P12" style:family="paragraph" style:parent-style-name="Text_20_body">
      <style:text-properties officeooo:rsid="002663ee" officeooo:paragraph-rsid="002663ee"/>
    </style:style>
    <style:style style:name="P13" style:family="paragraph" style:parent-style-name="Text_20_body">
      <style:text-properties officeooo:rsid="0028b9b6" officeooo:paragraph-rsid="0028b9b6"/>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officeooo:paragraph-rsid="00251c18" style:font-weight-asian="bold" style:font-weight-complex="bold"/>
    </style:style>
    <style:style style:name="P16" style:family="paragraph" style:parent-style-name="Text_20_body">
      <style:text-properties fo:font-weight="bold" officeooo:paragraph-rsid="002d1a6d" style:font-weight-asian="bold" style:font-weight-complex="bold"/>
    </style:style>
    <style:style style:name="P17" style:family="paragraph" style:parent-style-name="Text_20_body">
      <style:text-properties fo:font-weight="bold" officeooo:paragraph-rsid="00344d0b" style:font-weight-asian="bold" style:font-weight-complex="bold"/>
    </style:style>
    <style:style style:name="P18" style:family="paragraph" style:parent-style-name="Text_20_body">
      <style:text-properties fo:font-weight="bold" officeooo:paragraph-rsid="003d445e" style:font-weight-asian="bold" style:font-weight-complex="bold"/>
    </style:style>
    <style:style style:name="P19" style:family="paragraph" style:parent-style-name="Text_20_body">
      <style:text-properties fo:font-weight="bold" officeooo:rsid="0042aa03" officeooo:paragraph-rsid="0042aa03" style:font-weight-asian="bold" style:font-weight-complex="bold"/>
    </style:style>
    <style:style style:name="P20" style:family="paragraph" style:parent-style-name="Text_20_body">
      <style:text-properties officeooo:rsid="002d1a6d" officeooo:paragraph-rsid="002d1a6d"/>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fo:font-weight="normal" officeooo:paragraph-rsid="002d1a6d" style:font-weight-asian="normal" style:font-weight-complex="normal"/>
    </style:style>
    <style:style style:name="P23" style:family="paragraph" style:parent-style-name="Text_20_body">
      <style:text-properties fo:font-weight="normal" officeooo:rsid="002d1a6d" officeooo:paragraph-rsid="002d995b" style:font-weight-asian="normal" style:font-weight-complex="normal"/>
    </style:style>
    <style:style style:name="P24" style:family="paragraph" style:parent-style-name="Text_20_body">
      <style:text-properties fo:font-weight="normal" officeooo:rsid="002d995b" officeooo:paragraph-rsid="002d995b" style:font-weight-asian="normal" style:font-weight-complex="normal"/>
    </style:style>
    <style:style style:name="P25" style:family="paragraph" style:parent-style-name="Text_20_body">
      <style:text-properties fo:font-weight="normal" officeooo:paragraph-rsid="00359dff" style:font-weight-asian="normal" style:font-weight-complex="normal"/>
    </style:style>
    <style:style style:name="P26" style:family="paragraph" style:parent-style-name="Text_20_body">
      <style:text-properties fo:font-weight="normal" officeooo:rsid="0036be99" officeooo:paragraph-rsid="0036be99" style:font-weight-asian="normal" style:font-weight-complex="normal"/>
    </style:style>
    <style:style style:name="P27" style:family="paragraph" style:parent-style-name="Text_20_body">
      <style:text-properties fo:font-weight="normal" officeooo:rsid="003d445e" officeooo:paragraph-rsid="003d445e" style:font-weight-asian="normal" style:font-weight-complex="normal"/>
    </style:style>
    <style:style style:name="P28" style:family="paragraph" style:parent-style-name="Text_20_body">
      <style:text-properties fo:font-weight="normal" officeooo:rsid="0040091b" officeooo:paragraph-rsid="0040091b" style:font-weight-asian="normal" style:font-weight-complex="normal"/>
    </style:style>
    <style:style style:name="P29" style:family="paragraph" style:parent-style-name="Text_20_body">
      <style:text-properties officeooo:rsid="002d995b" officeooo:paragraph-rsid="002d995b"/>
    </style:style>
    <style:style style:name="P30" style:family="paragraph" style:parent-style-name="Text_20_body">
      <style:paragraph-properties fo:text-align="start" style:justify-single-word="false"/>
      <style:text-properties officeooo:rsid="002d995b" officeooo:paragraph-rsid="002d995b"/>
    </style:style>
    <style:style style:name="P31" style:family="paragraph" style:parent-style-name="Text_20_body">
      <style:text-properties officeooo:rsid="002f3517" officeooo:paragraph-rsid="002f3517"/>
    </style:style>
    <style:style style:name="P32" style:family="paragraph" style:parent-style-name="Text_20_body">
      <style:text-properties officeooo:rsid="002bfe51" officeooo:paragraph-rsid="002d1a6d"/>
    </style:style>
    <style:style style:name="P33" style:family="paragraph" style:parent-style-name="Text_20_body">
      <style:text-properties officeooo:rsid="002f88f6"/>
    </style:style>
    <style:style style:name="P34" style:family="paragraph" style:parent-style-name="Text_20_body">
      <style:text-properties officeooo:rsid="002f88f6" officeooo:paragraph-rsid="002f88f6"/>
    </style:style>
    <style:style style:name="P35" style:family="paragraph" style:parent-style-name="Text_20_body">
      <style:text-properties officeooo:rsid="00300d6a" officeooo:paragraph-rsid="00300d6a"/>
    </style:style>
    <style:style style:name="P36" style:family="paragraph" style:parent-style-name="Text_20_body">
      <style:text-properties officeooo:rsid="00311dff" officeooo:paragraph-rsid="00311dff"/>
    </style:style>
    <style:style style:name="P37" style:family="paragraph" style:parent-style-name="Text_20_body">
      <style:text-properties officeooo:rsid="00320e2c" officeooo:paragraph-rsid="00320e2c"/>
    </style:style>
    <style:style style:name="P38" style:family="paragraph" style:parent-style-name="Text_20_body">
      <style:text-properties officeooo:rsid="0032140e" officeooo:paragraph-rsid="0032140e"/>
    </style:style>
    <style:style style:name="P39" style:family="paragraph" style:parent-style-name="Text_20_body">
      <style:text-properties officeooo:rsid="0032e23b" officeooo:paragraph-rsid="0032e23b"/>
    </style:style>
    <style:style style:name="P40" style:family="paragraph" style:parent-style-name="Text_20_body">
      <style:text-properties officeooo:rsid="0033031e" officeooo:paragraph-rsid="0033031e"/>
    </style:style>
    <style:style style:name="P41" style:family="paragraph" style:parent-style-name="Text_20_body">
      <style:text-properties officeooo:rsid="00344d0b" officeooo:paragraph-rsid="00344d0b"/>
    </style:style>
    <style:style style:name="P42" style:family="paragraph" style:parent-style-name="Text_20_body">
      <style:text-properties officeooo:paragraph-rsid="00344d0b"/>
    </style:style>
    <style:style style:name="P43" style:family="paragraph" style:parent-style-name="Text_20_body">
      <style:text-properties officeooo:rsid="00359dff" officeooo:paragraph-rsid="00359dff"/>
    </style:style>
    <style:style style:name="P44" style:family="paragraph" style:parent-style-name="Text_20_body">
      <style:text-properties officeooo:paragraph-rsid="003797eb"/>
    </style:style>
    <style:style style:name="P45" style:family="paragraph" style:parent-style-name="Text_20_body">
      <style:text-properties officeooo:rsid="003cffc2" officeooo:paragraph-rsid="003cffc2"/>
    </style:style>
    <style:style style:name="P46" style:family="paragraph" style:parent-style-name="Text_20_body">
      <style:text-properties officeooo:rsid="003797eb" officeooo:paragraph-rsid="003797eb"/>
    </style:style>
    <style:style style:name="P47" style:family="paragraph" style:parent-style-name="Text_20_body">
      <style:text-properties officeooo:rsid="003cb76b" officeooo:paragraph-rsid="003cb76b"/>
    </style:style>
    <style:style style:name="P48" style:family="paragraph" style:parent-style-name="Text_20_body">
      <style:text-properties officeooo:paragraph-rsid="003d445e"/>
    </style:style>
    <style:style style:name="P49" style:family="paragraph" style:parent-style-name="Text_20_body">
      <style:text-properties officeooo:rsid="003d445e" officeooo:paragraph-rsid="003d445e"/>
    </style:style>
    <style:style style:name="P50" style:family="paragraph" style:parent-style-name="Text_20_body">
      <style:text-properties officeooo:paragraph-rsid="0040091b"/>
    </style:style>
    <style:style style:name="P51" style:family="paragraph" style:parent-style-name="Text_20_body">
      <style:text-properties officeooo:paragraph-rsid="0042aa03"/>
    </style:style>
    <style:style style:name="P52" style:family="paragraph" style:parent-style-name="Text_20_body">
      <style:text-properties officeooo:paragraph-rsid="004633df"/>
    </style:style>
    <style:style style:name="P53" style:family="paragraph" style:parent-style-name="Text_20_body">
      <style:text-properties officeooo:paragraph-rsid="00488ba6"/>
    </style:style>
    <style:style style:name="P54"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55"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56"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57"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58"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59"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60"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61"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62"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63"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64" style:family="paragraph" style:parent-style-name="Text_20_body">
      <style:text-properties fo:font-weight="bold" style:font-weight-asian="bold" style:font-weight-complex="bold"/>
    </style:style>
    <style:style style:name="P65" style:family="paragraph" style:parent-style-name="Text_20_body">
      <style:text-properties officeooo:rsid="003f3d03" officeooo:paragraph-rsid="003f3d03"/>
    </style:style>
    <style:style style:name="P66" style:family="paragraph" style:parent-style-name="Text_20_body">
      <style:text-properties officeooo:rsid="0040091b" officeooo:paragraph-rsid="0040091b"/>
    </style:style>
    <style:style style:name="P67" style:family="paragraph" style:parent-style-name="Text_20_body">
      <style:text-properties officeooo:rsid="0041d29c" officeooo:paragraph-rsid="0041d29c"/>
    </style:style>
    <style:style style:name="P68" style:family="paragraph" style:parent-style-name="Text_20_body">
      <style:text-properties officeooo:rsid="0042aa03" officeooo:paragraph-rsid="0042aa03"/>
    </style:style>
    <style:style style:name="P69" style:family="paragraph" style:parent-style-name="Text_20_body">
      <style:text-properties officeooo:rsid="004633df"/>
    </style:style>
    <style:style style:name="P70" style:family="paragraph" style:parent-style-name="Text_20_body">
      <style:text-properties officeooo:rsid="004633df" officeooo:paragraph-rsid="004633df"/>
    </style:style>
    <style:style style:name="P71" style:family="paragraph" style:parent-style-name="Text_20_body">
      <style:text-properties fo:font-weight="normal" officeooo:rsid="0046961c" officeooo:paragraph-rsid="0046961c" style:font-weight-asian="normal" style:font-weight-complex="normal"/>
    </style:style>
    <style:style style:name="P72" style:family="paragraph" style:parent-style-name="Text_20_body">
      <style:text-properties officeooo:rsid="0046961c" officeooo:paragraph-rsid="0046961c"/>
    </style:style>
    <style:style style:name="P73" style:family="paragraph" style:parent-style-name="Text_20_body">
      <style:text-properties officeooo:paragraph-rsid="004b186c"/>
    </style:style>
    <style:style style:name="P74" style:family="paragraph" style:parent-style-name="Text_20_body">
      <style:text-properties officeooo:paragraph-rsid="004c5e2c"/>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officeooo:rsid="00197e48"/>
    </style:style>
    <style:style style:name="T13" style:family="text">
      <style:text-properties officeooo:rsid="001b3c61"/>
    </style:style>
    <style:style style:name="T14" style:family="text">
      <style:text-properties officeooo:rsid="001de50c"/>
    </style:style>
    <style:style style:name="T15" style:family="text">
      <style:text-properties officeooo:rsid="0020db95"/>
    </style:style>
    <style:style style:name="T16" style:family="text">
      <style:text-properties officeooo:rsid="00242bf7"/>
    </style:style>
    <style:style style:name="T17" style:family="text">
      <style:text-properties officeooo:rsid="0028b9b6"/>
    </style:style>
    <style:style style:name="T18" style:family="text">
      <style:text-properties officeooo:rsid="002bfe51"/>
    </style:style>
    <style:style style:name="T19" style:family="text">
      <style:text-properties officeooo:rsid="002d1a6d"/>
    </style:style>
    <style:style style:name="T20" style:family="text">
      <style:text-properties officeooo:rsid="002d995b"/>
    </style:style>
    <style:style style:name="T21" style:family="text">
      <style:text-properties officeooo:rsid="002f3517"/>
    </style:style>
    <style:style style:name="T22" style:family="text">
      <style:text-properties officeooo:rsid="00311dff"/>
    </style:style>
    <style:style style:name="T23" style:family="text">
      <style:text-properties officeooo:rsid="0032140e"/>
    </style:style>
    <style:style style:name="T24" style:family="text">
      <style:text-properties officeooo:rsid="0033031e"/>
    </style:style>
    <style:style style:name="T25" style:family="text">
      <style:text-properties officeooo:rsid="00344d0b"/>
    </style:style>
    <style:style style:name="T26" style:family="text">
      <style:text-properties officeooo:rsid="00359dff"/>
    </style:style>
    <style:style style:name="T27" style:family="text">
      <style:text-properties fo:font-weight="bold" style:font-weight-asian="bold" style:font-weight-complex="bold"/>
    </style:style>
    <style:style style:name="T28" style:family="text">
      <style:text-properties fo:font-weight="bold" officeooo:rsid="0049c890" style:font-weight-asian="bold" style:font-weight-complex="bold"/>
    </style:style>
    <style:style style:name="T29" style:family="text">
      <style:text-properties fo:font-weight="bold" officeooo:rsid="004c5e2c" style:font-weight-asian="bold" style:font-weight-complex="bold"/>
    </style:style>
    <style:style style:name="T30" style:family="text">
      <style:text-properties officeooo:rsid="0036be99"/>
    </style:style>
    <style:style style:name="T31" style:family="text">
      <style:text-properties officeooo:rsid="003797eb"/>
    </style:style>
    <style:style style:name="T32" style:family="text">
      <style:text-properties officeooo:rsid="003b0bfd"/>
    </style:style>
    <style:style style:name="T33" style:family="text">
      <style:text-properties officeooo:rsid="003cb76b"/>
    </style:style>
    <style:style style:name="T34" style:family="text">
      <style:text-properties officeooo:rsid="003cffc2"/>
    </style:style>
    <style:style style:name="T35" style:family="text">
      <style:text-properties officeooo:rsid="003d445e"/>
    </style:style>
    <style:style style:name="T36" style:family="text">
      <style:text-properties fo:font-weight="normal" style:font-weight-asian="normal" style:font-weight-complex="normal"/>
    </style:style>
    <style:style style:name="T37" style:family="text">
      <style:text-properties fo:font-weight="normal" officeooo:rsid="003d445e" style:font-weight-asian="normal" style:font-weight-complex="normal"/>
    </style:style>
    <style:style style:name="T38" style:family="text">
      <style:text-properties officeooo:rsid="003f3d03"/>
    </style:style>
    <style:style style:name="T39" style:family="text">
      <style:text-properties officeooo:rsid="0040091b"/>
    </style:style>
    <style:style style:name="T40" style:family="text">
      <style:text-properties officeooo:rsid="0041d29c"/>
    </style:style>
    <style:style style:name="T41" style:family="text">
      <style:text-properties fo:font-variant="normal" fo:text-transform="none" fo:color="#000000" loext:opacity="100%" style:font-name="Times New Roman" fo:font-size="12pt" fo:letter-spacing="normal" fo:font-style="normal" fo:font-weight="normal"/>
    </style:style>
    <style:style style:name="T42" style:family="text">
      <style:text-properties officeooo:rsid="0042aa03"/>
    </style:style>
    <style:style style:name="T43" style:family="text">
      <style:text-properties officeooo:rsid="004633df"/>
    </style:style>
    <style:style style:name="T44" style:family="text">
      <style:text-properties officeooo:rsid="0046961c"/>
    </style:style>
    <style:style style:name="T45" style:family="text">
      <style:text-properties officeooo:rsid="00488ba6"/>
    </style:style>
    <style:style style:name="T46" style:family="text">
      <style:text-properties officeooo:rsid="004a4783"/>
    </style:style>
    <style:style style:name="T47" style:family="text">
      <style:text-properties officeooo:rsid="004b186c"/>
    </style:style>
    <style:style style:name="T48" style:family="text">
      <style:text-properties officeooo:rsid="004c5e2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47">l</text:span>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12">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1723685991" text:style-name="L1">
        <text:list-item>
          <text:p text:style-name="P54">Wybierz innego BG. Z nieznanych Tobie powodów, ta postać jest kompletnie odporna na Twoje zdolności specjalizacji, niezależnie od tego, czy pragniesz mu nimi pomóc, czy zagrozić.</text:p>
        </text:list-item>
        <text:list-item>
          <text:p text:style-name="P54">Wybierz innego BG. Wiedziałeś o jego istnieniu przez lata, ale nie sądziłeś, że on Ciebie znał.</text:p>
        </text:list-item>
        <text:list-item>
          <text:p text:style-name="P54">Wybierz innego BG. Zawsze chcesz mu zaimponować, ale sam nie wiesz czemu.</text:p>
        </text:list-item>
        <text:list-item>
          <text:p text:style-name="P54">Wybierz innego BG. Ta postać ma nawyk, który Cię wkurza, ale poza tym jesteś pod wrażeniem jej zdolności.</text:p>
        </text:list-item>
        <text:list-item>
          <text:p text:style-name="P54">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54">Wybierz innego BG. Jeśli znajduje się on w <text:span text:style-name="T13">bliski zasięgu kiedy walczysz, czasami zapewnia on atut, a czasami utrudnia Twój test na atak (szansa 50% na jedno lub drugie, rzucane raz na walkę).</text:span></text:p>
        </text:list-item>
        <text:list-item>
          <text:p text:style-name="P55">Wybierz innego BG. <text:span text:style-name="T13">Kiedyś ocaliłeś mu życie i teraz ma dług wdzięczności. Nie jesteś z tego jakoś bardzo zachwycony – zrobiłeś, co należało zrobić i tyle.</text:span></text:p>
        </text:list-item>
        <text:list-item>
          <text:p text:style-name="P56">Wybierz innego BG. Ta postać ostatnio Cię wyśmiała, co naprawdę Cię zraniło. Jak zamierzasz sobie z tym poradzić (jeśli w ogóle) zależy od Ciebie.</text:p>
        </text:list-item>
        <text:list-item>
          <text:p text:style-name="P57">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57">Wybierz innego BG. Ta postać pochodzi z tego samego miejsca co ty i znaliście się jako dzieci. </text:p>
        </text:list-item>
        <text:list-item>
          <text:p text:style-name="P57">Wybierz innego BG. W przeszłości, nauczył on Cię paru trików dy wykorzystania w walce.</text:p>
        </text:list-item>
        <text:list-item>
          <text:p text:style-name="P57">Wybierz innego BG. Ta postać nie pochwala Twoich metod.</text:p>
        </text:list-item>
        <text:list-item>
          <text:p text:style-name="P57">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57">Wybierz innego BG. <text:span text:style-name="T14">Zawsze próbujesz zachwycić tą postać swoimi umiejętnociami, sprytem, wyglądem lub odwagą. Może jest ona Twoim rywalem, może pragniesz jej szacunku, a może jest ona Twoim obiektem westchnień.</text:span></text:p>
        </text:list-item>
        <text:list-item>
          <text:p text:style-name="P58"><text:soft-page-break/>Wybierz innego BG. Boisz się, że jest on zazdrosny o Twoje zdolności i martwisz się, że może to doprowadzić do problemów. </text:p>
        </text:list-item>
        <text:list-item>
          <text:p text:style-name="P58">Wybierz innego BG. Przypadkowo został złapany w pułapkę, którą założyłeś i musiał się wydostać z niej o własnych siłach.</text:p>
        </text:list-item>
        <text:list-item>
          <text:p text:style-name="P58">Wybierz innego BG. Kiedyś zostałeś zatrudniony, by wyśledzić kogoś, kto był blisko tej postaci.</text:p>
        </text:list-item>
        <text:list-item>
          <text:p text:style-name="P58">Wybierz dwóch BG (najlepiej takich, którzy mogą znaleźć się na trajektorii Twoich ataków). Kiedy nie trafiasz atakiem i MG decyduje, że atak uderzył w kogoś innego niż w Twój cel, trafia on w jedną tych dwóch postaci.</text:p>
        </text:list-item>
        <text:list-item>
          <text:p text:style-name="P58">Wybierz jednego BG. Nie jesteś pewien jak ani skąd, ale ta postać posiada butelki rzadkiego alkoholu i może go dla Ciebie sprowadzić za pół ceny.</text:p>
        </text:list-item>
        <text:list-item>
          <text:p text:style-name="P58">Wybierz jednego BG. Ostatnio straciłeś posiadany przedmiot i przekonałeś samego siebie, że to ten BG go skradł. Czy tak jest w istocie zależy od niego.</text:p>
        </text:list-item>
        <text:list-item>
          <text:p text:style-name="P59">Wybierz jednego BG. On zawsze zdaje się wiedzieć, gdzie jesteś, lub przynajmniej w którym kierunku się znajdujesz w relacji do niego.</text:p>
        </text:list-item>
        <text:list-item>
          <text:p text:style-name="P59">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59">Wybierz jednego BG. Coś sprawia, że jego obecność przeszkadza w Twoich zdolnościach. Kiedy stoi on obok Ciebie, Twoje zdolności specjalizacyjne kosztują 1 dodatkowy punkt więcej.</text:p>
        </text:list-item>
        <text:list-item>
          <text:p text:style-name="P59">Wybierz jednego BG. Coś sprawia, że uzupełnia on Twoje zdolności. Kiedy stoi on obok Ciebie, pierwsza zdolność specjalizacji, z której korzystasz w ciągu danej doby, kosztuje 2 punkty mniej.</text:p>
        </text:list-item>
        <text:list-item>
          <text:p text:style-name="P59">Wybierz jednego BG. Znasz tą postać już jakiś czas, i pomogła ona C<text:span text:style-name="T15">i</text:span> zyskać kontrolę nad Twoimi zdolnościami specjalizacyjnymi.</text:p>
        </text:list-item>
        <text:list-item>
          <text:p text:style-name="P59"><text:s/><text:span text:style-name="T15">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60">Wybierz jednego BG. Jego okazjonalna niezdarność i głośne zachowania irytują Cię.</text:p>
        </text:list-item>
        <text:list-item>
          <text:p text:style-name="P60">Wybierz jednego BG. W niedalekiej przeszłości, gdy trenowaliście, przypadkowo trafiłeś go swoim atakiem, poważnie go raniąc. To od niego zależy, czy żywi urazę, czy też może wybaczył tobie.</text:p>
        </text:list-item>
        <text:list-item>
          <text:p text:style-name="P60">Wybierz jednego BG. Wisi Ci on dużą sumę pieniędzy.</text:p>
        </text:list-item>
        <text:list-item>
          <text:p text:style-name="P60">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60"><text:soft-page-break/>Wybierz jednego BG. Niedawno, przypadkowo (lub celowo) sprawił on, że znalazłeś się w niebezpieczeństwie. Wszystko z Tobą teraz w porządku, ale masz się na baczności w jego obecności.</text:p>
        </text:list-item>
        <text:list-item>
          <text:p text:style-name="P61">Wybierz jednego BG. Z Twojego punktu widzenia, wydaje się on nerwowy w związku z pewną ideą, osobą lub sytuacją. Chciałbyś nauczyć go jak być bardziej wyluzowanym (jeśli tylko Ci na to pozwoli).</text:p>
        </text:list-item>
        <text:list-item>
          <text:p text:style-name="P61">Wybierz jednego BG. Kiedyś nazwał Cię on tchórzem.</text:p>
        </text:list-item>
        <text:list-item>
          <text:p text:style-name="P61">Wybierz jednego BG. Ta postać zawsze rozpoznaje Cię i Twoje ślady, nawet kiedy jesteś w przebraniu lub uciekłeś z danego miejsca dawno temu.</text:p>
        </text:list-item>
        <text:list-item>
          <text:p text:style-name="P61">Wybierz jednego BG. Niechcący spowodowałeś wypadek, który sprawił, że zapadł on w sen tak głęboki, że nie obudził się przez trzy dni. To, czy Ci wybaczył, czy też nie, zależy od niego.</text:p>
        </text:list-item>
        <text:list-item>
          <text:p text:style-name="P61">Wybierz jednego BG. Jesteś przekonany, że jesteście w jakiś sposób spokrewnieni.</text:p>
        </text:list-item>
        <text:list-item>
          <text:p text:style-name="P61">Wybierz jednego BG. Przypadkowo dowiedziałeś się czegoś, co on próbuje utrzymać w tajemnicy. </text:p>
        </text:list-item>
        <text:list-item>
          <text:p text:style-name="P61">Wybierz jednego BG. Jest on szczególnie wrażliwy na co bardziej widocznie zdolności Twojej specjalizacji, i czasami doznaje szoku trwającego parę rund, co utrudnia jego akcje. </text:p>
        </text:list-item>
        <text:list-item>
          <text:p text:style-name="P61">Wybierz jednego BG. Najwyraźniej posiada on cenny przedmiot, który kiedyś był Twój, a który przegrałeś w grach hazardowych lata temu.</text:p>
        </text:list-item>
        <text:list-item>
          <text:p text:style-name="P61">Wybierz jednego BG. Gdyby nie Ty, ta postać oblałaby w przeszłości test zdolności umysłowych.</text:p>
        </text:list-item>
        <text:list-item>
          <text:p text:style-name="P61">Wybierz jednego BG. Bazując na paru komentarzach, które podsłuchałeś, podejrzewasz, że nie darzy on Twojej strefy kompetencji lub ulubionego hobby wielką estymą. </text:p>
        </text:list-item>
        <text:list-item>
          <text:p text:style-name="P62">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62">Wybierz jednego BG. Panicznie boi się on wysokości. Chciałbyś nauczyć go, jak być bardziej wyluzowanym na wysokościach. To od niego zależy decyzja, czy się zgodzi zaakceptować Twoją pomoc.</text:p>
        </text:list-item>
        <text:list-item>
          <text:p text:style-name="P62">Wybierz jednego BG. <text:span text:style-name="T16">Jest on skeptyczny odnośnie Twoich twierdzeń o czymś ważnym, co się przytrafiło Tobie w przeszłości. Może on nawet chcieć cię zdyskredytować lub odkryć “tajemnicę” Twojej historii, choć to zależy od niego.</text:span></text:p>
        </text:list-item>
        <text:list-item>
          <text:p text:style-name="P63">Wybierz jednego BG. Ma on talent do dostrzegania, gdzie Twoje plany mają słabe punkty.</text:p>
        </text:list-item>
        <text:list-item>
          <text:p text:style-name="P63">Wybierz jednego BG. Twarz tej postaci jest tak intrygująca z powodów, których nie rozumiesz, że czasami ją szkicujesz w piasku lub innym medium, do którego masz dostęp.</text:p>
        </text:list-item>
        <text:list-item>
          <text:p text:style-name="P63">Wybierz jednego BG. Ta postać ma dodatkowy zwykły przedmiot od Ciebie – może to być coś, co zrobiłeś lub po prostu coś, co jej ofiarowałeś. (Dany gracz wybiera przedmiot.)</text:p>
        </text:list-item>
        <text:list-item>
          <text:p text:style-name="P63"><text:soft-page-break/>Wybierz jednego BG. Wynajął on Cię, byś wykonał dla niego pewną robotę. Otrzymałeś zapłatę, ale jeszcze nie wykonałeś tej pracy.</text:p>
        </text:list-item>
        <text:list-item>
          <text:p text:style-name="P63">Wybierz jednego BG. Pracowaliście razem kiedyś, i skończyło się to źle.</text:p>
        </text:list-item>
        <text:list-item>
          <text:p text:style-name="P63">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1"><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17">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5">Absorbuje Energię</text:p>
      <text:p text:style-name="P13">Władasz energią i zamieniasz jąna inne jej rodzaje.</text:p>
      <text:p text:style-name="P13">Poziom 1: Absorpcja Energii Kinetycznej</text:p>
      <text:p text:style-name="P13">Poziom 1: Wyzwolenie Energii</text:p>
      <text:p text:style-name="P13">Poziom 2: Zasilenie Przedmiotu</text:p>
      <text:p text:style-name="P13">Poziom 3: absorpcja Czystej Energii lub Ulepszona Absorpcja Energii Kinetycznej</text:p>
      <text:p text:style-name="P13">Poziom 4: Przeładowanie Energii</text:p>
      <text:p text:style-name="P13">Poziom 5: Zasilenie Istoty</text:p>
      <text:p text:style-name="P13">Poziom 6: Zasilenie Tłumu lub Przeładowanie Urządzenia</text:p>
      <text:p text:style-name="P13">Wtrącenie MG: Energia wyładowuje się w destruktywny sposób. Pewni drapieżcy żywią się czystą energią. Przypadkowy przedmiot zostaje wyssany z energii.</text:p>
      <text:p text:style-name="P14">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18">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6">Buduje Roboty</text:p>
      <text:p text:style-name="P32">Twoje robotyczne twory robią to, czego od nich zażądasz. </text:p>
      <text:p text:style-name="P20"><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0">Poziom 1: Robot-Asystent</text:p>
      <text:p text:style-name="P20">Poziom 1: Twórco Robotów</text:p>
      <text:p text:style-name="P20">Poziom 2: Kontrola Robotów</text:p>
      <text:p text:style-name="P20">Poziom 3: Kompan-Ekspert lub Umiejętna Obrona</text:p>
      <text:p text:style-name="P20">Poziom 4: Unowocześnienie Robota</text:p>
      <text:p text:style-name="P20">Poziom 5: Armia Robotów</text:p>
      <text:p text:style-name="P20">Poziom 6: Robotyczna Ewolucja lub Unowocześnienie Robota</text:p>
      <text:p text:style-name="P20">Wtrącenie MG: Robot zostaje zhackowany, działa randomowo lub niespodziewanie wybucha.</text:p>
      <text:p text:style-name="P14">Chroni Słabszych</text:p>
      <text:p text:style-name="P23">Pomagasz słabszym, pragnącym pomocy i bezsilnym.</text:p>
      <text:p text:style-name="P21"><text:span text:style-name="T19">Poziom</text:span> 1: <text:span text:style-name="T19">Odwaga</text:span></text:p>
      <text:p text:style-name="P22"><text:span text:style-name="T19">Poziom</text:span> 1: <text:span text:style-name="T19">Tarcza Obronna</text:span></text:p>
      <text:p text:style-name="P22"><text:span text:style-name="T19">Poziom</text:span> 2: <text:span text:style-name="T20">Wierny Obrońca</text:span></text:p>
      <text:p text:style-name="P22"><text:span text:style-name="T19">Poziom</text:span> 2: <text:span text:style-name="T20">Empatia</text:span></text:p>
      <text:p text:style-name="P22"><text:span text:style-name="T19">Poziom</text:span> 3: <text:span text:style-name="T20">Podwójni Bronieni lub Prawdziwy Strażnik</text:span></text:p>
      <text:p text:style-name="P22"><text:span text:style-name="T19">Poziom</text:span> 4: <text:span text:style-name="T20">Wyzwanie Bojowe</text:span></text:p>
      <text:p text:style-name="P22"><text:span text:style-name="T19">Poziom</text:span> 5: <text:span text:style-name="T20">Chętna Ofiara</text:span></text:p>
      <text:p text:style-name="P22"><text:span text:style-name="T19">Poziom</text:span> 6: Res<text:span text:style-name="T20">uscytacja lub Prawdziwy Obrońca</text:span></text:p>
      <text:p text:style-name="P24">Wtrącenie MG: Postać skupiona na ochronie innych może czasami wystawić samą siebie do ataku.</text:p>
      <text:p text:style-name="P14">Chroni Wrota</text:p>
      <text:p text:style-name="P29">Każdy chce mieć Ciebie po swojej stronie w walce, ponieważ nic Cię nie omija.</text:p>
      <text:p text:style-name="P29">Poziom 1: Ufortyfikowana Pozycja</text:p>
      <text:p text:style-name="P29">Poziom 1: Do Mnie!</text:p>
      <text:p text:style-name="P29">Poziom 2: Moc i Umysł</text:p>
      <text:p text:style-name="P29">Poziom 3: Budujący Umocnienia lub Odbicie Ataków</text:p>
      <text:p text:style-name="P29">Poziom 4: Większa Ulepszona Moc</text:p>
      <text:p text:style-name="P29">Poziom 5: Pole Wzmacniające</text:p>
      <text:p text:style-name="P29">Poziom 6: Generacja Pola Siłowego lub Atak Oszałamiający</text:p>
      <text:p text:style-name="P30">Wtrącenie MG: Strategicznie ważna struktura się zapada. Wróg atakuje z niespodziewanej strony.</text:p>
      <text:p text:style-name="P14"><text:soft-page-break/>Dotyka Nieba</text:p>
      <text:p text:style-name="P29">Kontrolujesz pogodę.</text:p>
      <text:p text:style-name="P29">Poziom 1: Unoszenie się</text:p>
      <text:p text:style-name="P29">Poziom 2: <text:span text:style-name="T21">Zbroja Wiatru</text:span></text:p>
      <text:p text:style-name="P29">Poziom 3: <text:span text:style-name="T21">Promienie Mocy lub</text:span> <text:span text:style-name="T21">Przywołanie Burzy</text:span></text:p>
      <text:p text:style-name="P29">Poziom 4: <text:span text:style-name="T21">Jeździec Wiatru</text:span></text:p>
      <text:p text:style-name="P29">Poziom 5: <text:span text:style-name="T21">Emisja Zimna</text:span></text:p>
      <text:p text:style-name="P29">Poziom 6: <text:span text:style-name="T21">Kontrola Pogody lub</text:span> <text:span text:style-name="T21">Rydwan Wiatru</text:span></text:p>
      <text:p text:style-name="P31">Wtrącenie MG: Sojusznik jest przypadkowo trafiony przez błyskawicę. Niespodziewane uziemienie zadaje obrażenia. Pogoda jest zmieniona w niewłaściwy sposób i burza wyrywa się spod kontroli. </text:p>
      <text:p text:style-name="P14">Działa pod Przykrywką</text:p>
      <text:p text:style-name="P33">Pod przebraniem kogoś innego, szukasz odpowiedzi, które potężni tego świata pragną zachować dla siebie. </text:p>
      <text:p text:style-name="P34">(Ktoś kto Działa pod Przykrywką może mieć zestaw do przebierania się jako dodatkowy ekwipunek).</text:p>
      <text:p text:style-name="P34">Tier 1: Śledztwo</text:p>
      <text:p text:style-name="P34">Tier 2: Przebranie</text:p>
      <text:p text:style-name="P34">Tier 3: Agent-Prowokator lub Bieg i Walka</text:p>
      <text:p text:style-name="P34">Tier 4: Niezłe Oszustwo</text:p>
      <text:p text:style-name="P34">Tier 5: Korzystanie z Dostępnych Opcji</text:p>
      <text:p text:style-name="P34">Tier 6: Zaufaj Swemu Szcześciu lub Śmiertelny Cios</text:p>
      <text:p text:style-name="P34">Wtrącenie MG: Pech może zepsuć najlepszy plan. Przebrenie zawodzi. Sprzymierzeńcy okazują się również być agentami.</text:p>
      <text:p text:style-name="P14">Dzierży Dwie Bronie Naraz</text:p>
      <text:p text:style-name="P34">Dzierżysz stal w obydwu rękach, gotowy stanąć naprzeciwko każdego wroga. </text:p>
      <text:p text:style-name="P34">Tier 1: Podwójne Władanie Lekkimi Broniami </text:p>
      <text:p text:style-name="P34">Tier 2: Podwójny Cios</text:p>
      <text:p text:style-name="P34">Tier 2: Infiltrator</text:p>
      <text:p text:style-name="P34">Tier 3: Podwójne Władanie Średnią Bronią lub Precyzyjne Cięcie</text:p>
      <text:p text:style-name="P34">Tier 4: Podwójna Obrona</text:p>
      <text:p text:style-name="P34">Tier 5: Podwójne Rozproszenie Uwagi</text:p>
      <text:p text:style-name="P34">Tier 6: Rozbrojenie lub Wielokrotny Atak</text:p>
      <text:p text:style-name="P34">Wtrącenie MG: Ostrze łamie się w połowie lub broń wypada z dłoni swego nosiciela. </text:p>
      <text:p text:style-name="P14"><text:soft-page-break/>Dzierży Magiczną Broń</text:p>
      <text:p text:style-name="P35">Posiadasz broń o dziwnych właściwościach i Twoja wiedza o jej mocy pozwoliła Ci stworzyć unikalny styl walki.</text:p>
      <text:p text:style-name="P35">Tier 1: Zaczarowana Broń</text:p>
      <text:p text:style-name="P35">Tier 1: Wrodzona Moc</text:p>
      <text:p text:style-name="P35">Tier 1: Naładowanie Broni</text:p>
      <text:p text:style-name="P35">Tier 2: Uderzenie Mocy</text:p>
      <text:p text:style-name="P35">Tier 3: Szybki Atak lub Rzut Zaczarowaną Bronią</text:p>
      <text:p text:style-name="P35">Tier 4: Broń Defensywna</text:p>
      <text:p text:style-name="P35">Tier 5: Zaczarowany Ruch</text:p>
      <text:p text:style-name="P35">Tier 6: Smiertelny Cios lub Wielokrotny Atak</text:p>
      <text:p text:style-name="P35">Wtrącenie MG: Broń się psuje lub zostaje upuszczona. Postać traci połąćzenie ze swoją bronią aż do czasu, gdy wykorzysta swoj akcję, by odnowić połączenie. Energia broni rozładowuje się w niespodziewany sposób. </text:p>
      <text:p text:style-name="P14">Fruwa Szybciej Niż Pocisk</text:p>
      <text:p text:style-name="P35">Możesz latać i jesteś supersilny, ciężki w uszkodzeniu, a także szybki. Czy jest coś, czego nie możesz zrobić?</text:p>
      <text:p text:style-name="P35">Tier 1: Unoszenie się</text:p>
      <text:p text:style-name="P35">Tier 2: Większy Ulepszony Potencjał</text:p>
      <text:p text:style-name="P35">Tier 3: Ukryta Siła lub Rentgen w Oczach</text:p>
      <text:p text:style-name="P35">Tier 4: W Mgnieniu Oka</text:p>
      <text:p text:style-name="P35">Tier 4: Rozpęd</text:p>
      <text:p text:style-name="P35">Tier 5: Jeszcze Żywy</text:p>
      <text:p text:style-name="P35">Tier 6: palące światło lub Zignorowanie Przeszkody</text:p>
      <text:p text:style-name="P35">Wtrącenie MG: Nemezis Cię odnajduje. Odnaleziono dziwny materiał, któy niweluje moce postacu. </text:p>
      <text:p text:style-name="P14">Gra w Zbyt Wiele Gier</text:p>
      <text:p text:style-name="P35">Lekcje, refleks i strategie, których się nauczyłeś, grając w zbyt wiele gier, mają zastosowanie w prawdziwym życiu, gdzie ludzie, którzy nie grają dostatecznie dużo muszą się szczególnie męczyć. </text:p>
      <text:p text:style-name="P35">Tier 1: <text:span text:style-name="T22">Lekcje z Gier</text:span></text:p>
      <text:p text:style-name="P35">Tier 1: Gamer</text:p>
      <text:p text:style-name="P35">Tier 2: <text:span text:style-name="T22">Oczy Przyzwyczajone do Ciemności</text:span></text:p>
      <text:p text:style-name="P35">Tier 2: <text:span text:style-name="T22">Odporność na Sztuczki</text:span></text:p>
      <text:p text:style-name="P35">Tier 3: <text:span text:style-name="T22">Cel Snipera lub</text:span> <text:span text:style-name="T22">Ulepszone Skupienie w Szybkości</text:span></text:p>
      <text:p text:style-name="P35"><text:soft-page-break/>Tier 4: <text:span text:style-name="T22">Gierki Umysłowe</text:span></text:p>
      <text:p text:style-name="P35">Tier 4: <text:span text:style-name="T22">Ulepszony Intelekt</text:span></text:p>
      <text:p text:style-name="P35">Tier 5: <text:span text:style-name="T22">Wytrzymałość Gracza</text:span></text:p>
      <text:p text:style-name="P35">Tier 6: <text:span text:style-name="T22">Regeneracja Umysłu</text:span> <text:span text:style-name="T22">lub Bóg Gier</text:span></text:p>
      <text:p text:style-name="P36">Wtrącenie MG: Chybiony atak trafie nie ten cel. Ekwipunek siępsuje. Czasami ludzie reaguję nagatywnie na kogoś, kto przeżył większość swego życia w wyimaginowanych światach gier.</text:p>
      <text:p text:style-name="P14">Grzmi</text:p>
      <text:p text:style-name="P37">Emitujesz destruktywne dźwięki i manipulujesz nimi.</text:p>
      <text:p text:style-name="P37">Tier 1: Promień Grzmotu</text:p>
      <text:p text:style-name="P37">Tier 2: Bariera Konwersji Dźwięku</text:p>
      <text:p text:style-name="P37">Tier 3: Tłumienie Dźwięków lub Echolokacja</text:p>
      <text:p text:style-name="P37">Tier 4: Okrzyk Roztrzaskania</text:p>
      <text:p text:style-name="P37">Tier 5: Subsoniczny Hałas</text:p>
      <text:p text:style-name="P37">Tier 5: Wzmocnienie Dźwięku</text:p>
      <text:p text:style-name="P37">Tier 6: Trzęsienie Ziemi lub Śmiertelna Wibracja</text:p>
      <text:p text:style-name="P37">Wtrącenie MG: Głośne hałasy przyciągają uwagę.</text:p>
      <text:p text:style-name="P14">Ignoruje Fizyczny Dystans</text:p>
      <text:p text:style-name="P37">Możesz się teleportować w jedno miejsce z drugiego poprzez krótki pobyt w równoległym wymiarze.</text:p>
      <text:p text:style-name="P37">Tier 1: <text:span text:style-name="T23">Wymiarowy Ścisk</text:span></text:p>
      <text:p text:style-name="P37">Tier 2: <text:span text:style-name="T23">Oportunista</text:span></text:p>
      <text:p text:style-name="P37">Tier 3: <text:span text:style-name="T23">Obronna Teleportacja lub</text:span> <text:span text:style-name="T23">Skoki Teleportacyjne</text:span></text:p>
      <text:p text:style-name="P37">Tier 4: <text:span text:style-name="T23">Krótka Teleportacja</text:span></text:p>
      <text:p text:style-name="P37">Tier 5: <text:span text:style-name="T23">Średnia Teleportacja</text:span></text:p>
      <text:p text:style-name="P37">Tier 6: Teleporta<text:span text:style-name="T23">cja lub</text:span> <text:span text:style-name="T23">Rana Teleportacyjna</text:span></text:p>
      <text:p text:style-name="P38">Wtrącenie MG: Teleportacja kończy się źle, umieszczając postać w niebezpiecznym miejscu. Bezwładność (np.: wskutek spadania) trwa podczas teleportacji, raniąc postać. </text:p>
      <text:p text:style-name="P14">Infiltruje</text:p>
      <text:p text:style-name="P39">Subtelność, chytrość i ukradkowość pozwalają Ci na dostęp tam, gdzie inni nie mogą.</text:p>
      <text:p text:style-name="P39">Tier 1: Umiejętności Złodzieja</text:p>
      <text:p text:style-name="P39">Tier 1: Wyczucie Pobudek</text:p>
      <text:p text:style-name="P39">Tier 2: Impersonacja</text:p>
      <text:p text:style-name="P39">Tier 2: Ucieczka, nie Walka</text:p>
      <text:p text:style-name="P39"><text:soft-page-break/>Tier 3: Świadomość lub Umiejętny Atak</text:p>
      <text:p text:style-name="P39">Tier 4: Niewidzialność</text:p>
      <text:p text:style-name="P39">Tier 5: Unik</text:p>
      <text:p text:style-name="P39">Tier 6: Pranie Mózgu lub Odsunięcie się</text:p>
      <text:p text:style-name="P39">Wtrącenie MG: Szpiegów traktuje się okrutnie, gdy się ich złapie. Ich sprzymierzeńcy się ich wypierają. Pewnych sekretów lepiej nigdy nie poznać.</text:p>
      <text:p text:style-name="P14">Interpretuje Prawo</text:p>
      <text:p text:style-name="P39">Jest twoją rzeczą naginanie innych do swoich poglądów.</text:p>
      <text:p text:style-name="P39">Tier 1: <text:span text:style-name="T24">Dyplomata</text:span></text:p>
      <text:p text:style-name="P39">Tier 1: <text:span text:style-name="T24">Wiedza Prawnicza</text:span></text:p>
      <text:p text:style-name="P39">Tier 2: Deb<text:span text:style-name="T24">ata</text:span></text:p>
      <text:p text:style-name="P39">Tier 3: <text:span text:style-name="T24">Przydatna Pomoc lub Ulepszone Skupienie w Inteligencji</text:span></text:p>
      <text:p text:style-name="P39">Tier 4: <text:span text:style-name="T24">Przerażenie</text:span></text:p>
      <text:p text:style-name="P39">Tier 5: <text:span text:style-name="T24">Nikt nie Wie Lepiej</text:span></text:p>
      <text:p text:style-name="P39">Tier 6: <text:span text:style-name="T24">Większy Ulepszony Potencjał lub</text:span> <text:span text:style-name="T24">Prawnik-Stażysta</text:span></text:p>
      <text:p text:style-name="P40">Wtrącenie MG: Ludzie nie lubią wszystkowiedzących. Rozproszenie lub przeszkodzenie przeszkadza w argumencie prawniczym.</text:p>
      <text:p text:style-name="P14">Istnieje Częściowo Poza Fazą</text:p>
      <text:p text:style-name="P41">Częściowo przezroczysty, jesteś w części poza fazą i możesz się przemieszczać przez ciała stałe. </text:p>
      <text:p text:style-name="P41">Tier 1: Przechodzenie Przez Ściany</text:p>
      <text:p text:style-name="P41">Tier 2: Defensywne Znikanie</text:p>
      <text:p text:style-name="P41">Tier 3: Atak Fazowy lub Drzwi Fazowe</text:p>
      <text:p text:style-name="P41">Tier 4: Duch</text:p>
      <text:p text:style-name="P41">Tier 5: Nietykalny</text:p>
      <text:p text:style-name="P41">Tier 6: Ulepszony Atak Fazowy lub Wyfazowanie Wroga</text:p>
      <text:p text:style-name="P41">Wtrącenie MG: Postać wyfazowuje się w nieznany wymiar. Postać gubi się w dużym ciele stałym. </text:p>
      <text:p text:style-name="P17">Istnieje w Dwóch Miejscach Naraz</text:p>
      <text:p text:style-name="P41">Istniejesz w dwóch miejscach w tym samym czasie.</text:p>
      <text:p text:style-name="P42">Tier 1: <text:span text:style-name="T25">Kopia</text:span></text:p>
      <text:p text:style-name="P42">Tier 2: <text:span text:style-name="T25">Dzielone Zmysły</text:span></text:p>
      <text:p text:style-name="P42">Tier 3: <text:span text:style-name="T25">Ulepszona Kopia lub</text:span> <text:span text:style-name="T25">Odporna Kopia</text:span></text:p>
      <text:p text:style-name="P42">Tier 4: <text:span text:style-name="T25">Przekaz Obrażeń</text:span></text:p>
      <text:p text:style-name="P42"><text:soft-page-break/>Tier 5: <text:span text:style-name="T25">Skoordynowany Wysiłek</text:span></text:p>
      <text:p text:style-name="P42">Tier 6: <text:span text:style-name="T25">Wielość lub</text:span> <text:span text:style-name="T25">Odporna Kopia</text:span></text:p>
      <text:p text:style-name="P42"><text:span text:style-name="T25">Wtrącenie MG</text:span>: <text:span text:style-name="T25">Obserwacja świata z dwóch odmiennych perspektyw dezorientuje postać, powodując zawroty głowy, wymioty lub konfuzję.</text:span></text:p>
      <text:p text:style-name="P14">Izoluje Umysł od Ciała</text:p>
      <text:p text:style-name="P43">Twój umysł opuszcza Twoje ciało, by widzieć odległe miejsca i poznawać sekrety, których nie da się poznać inaczej.</text:p>
      <text:p text:style-name="Text_20_body">Tier 1: <text:span text:style-name="T26">Trzecie Oko</text:span></text:p>
      <text:p text:style-name="Text_20_body">Tier 2: <text:span text:style-name="T26">Otwarty Umysł</text:span></text:p>
      <text:p text:style-name="Text_20_body">Tier 2: <text:span text:style-name="T26">Wyostrzone Zmysły</text:span></text:p>
      <text:p text:style-name="Text_20_body">Tier 3: <text:span text:style-name="T26">Zdalne Trzecie Oko lub</text:span> <text:span text:style-name="T26">Odnalezienie Ukrytych</text:span></text:p>
      <text:p text:style-name="Text_20_body">Tier 4: Sensor</text:p>
      <text:p text:style-name="Text_20_body">Tier 5: Ps<text:span text:style-name="T26">ioniczny Pasażer</text:span></text:p>
      <text:p text:style-name="Text_20_body">Tier 6: <text:span text:style-name="T26">Projekcja Mentalna lub</text:span> <text:span text:style-name="T26">Ulepszony Sensor</text:span></text:p>
      <text:p text:style-name="P43">Wtrącenie MG: Ponowne połączenie ciała i umysłu może czasami być dezorientujące i wymagać od postaci spędzenia paru minut na dostrajaniu się. </text:p>
      <text:p text:style-name="P14">Jaśnieje Światłością</text:p>
      <text:p text:style-name="P25"><text:span text:style-name="T26">Możesz tworzyć ś</text:span><text:span text:style-name="T30">w</text:span><text:span text:style-name="T26">iatło, kształtować je, naginać lub gromadzić jako broń. </text:span></text:p>
      <text:p text:style-name="P21">Tier 1: <text:span text:style-name="T30">Oświecony</text:span></text:p>
      <text:p text:style-name="P21">Tier 1: <text:span text:style-name="T30">Dotyk Oświecenia</text:span></text:p>
      <text:p text:style-name="P21">Tier 2: <text:span text:style-name="T30">Oszałamiające Światło</text:span></text:p>
      <text:p text:style-name="P21">Tier 3: <text:span text:style-name="T30">Palące Światło lub Umiejętna Obrona</text:span></text:p>
      <text:p text:style-name="P21">Tier 4: <text:span text:style-name="T30">Światło Słońca </text:span></text:p>
      <text:p text:style-name="P21">Tier 5: <text:span text:style-name="T30">Niewidzialność</text:span></text:p>
      <text:p text:style-name="P21">Tier 6: <text:span text:style-name="T30">Żywe Światło lub Pole Obronne</text:span></text:p>
      <text:p text:style-name="P26">Wtrącenie MG: Sprzymierzeńcy są przypadkowo oszołomieni lub oślepieni. Jasne błyski przywołują strażników. </text:p>
      <text:p text:style-name="P14">Jest Bardzo Silny</text:p>
      <text:p text:style-name="P46">Jesteś umięśniony, możesz podnosić wielkie ciężary i przebijać się przez drzwi.</text:p>
      <text:p text:style-name="Text_20_body">Tier 1: At<text:span text:style-name="T31">leta</text:span></text:p>
      <text:p text:style-name="Text_20_body">Tier 1: <text:span text:style-name="T31">Ulepszone Skupieni</text:span>e <text:span text:style-name="T31">w Mocy</text:span></text:p>
      <text:p text:style-name="Text_20_body">Tier 2: <text:span text:style-name="T31">Pokaz Siły</text:span></text:p>
      <text:p text:style-name="Text_20_body">Tier 3: <text:span text:style-name="T31">Żelazne Pięści lub Rzut</text:span></text:p>
      <text:p text:style-name="Text_20_body"><text:soft-page-break/>Tier 4: <text:span text:style-name="T31">Większa Ulepszona Moc</text:span></text:p>
      <text:p text:style-name="Text_20_body">Tier 5: <text:span text:style-name="T31">Brutalne Uderzenie</text:span></text:p>
      <text:p text:style-name="Text_20_body">Tier 6: <text:span text:style-name="T31">Większa Ulepszona Moc lub</text:span> <text:span text:style-name="T31">Atak z Wyskoku</text:span></text:p>
      <text:p text:style-name="P46">Wtrącenie MG: Łatwo jest zniszczyć delikatne przedmioty lub kogoś przypadkowo zranić</text:p>
      <text:p text:style-name="P14">Jest Idolem Milionów</text:p>
      <text:p text:style-name="P46">Jesteś celebrytą i większość ludzi Cię uwielbia.</text:p>
      <text:p text:style-name="Text_20_body">Tier 1: <text:span text:style-name="T31">Świta</text:span></text:p>
      <text:p text:style-name="Text_20_body">Tier 1: <text:span text:style-name="T31">Talent Celebryty</text:span></text:p>
      <text:p text:style-name="Text_20_body">Tier 2: <text:span text:style-name="T31">Zalety Sławy</text:span></text:p>
      <text:p text:style-name="Text_20_body">Tier 3: <text:span text:style-name="T31">Ulepszone Zdrowie lub Umiejętny Atak</text:span></text:p>
      <text:p text:style-name="Text_20_body">Tier 4: <text:span text:style-name="T31">Zachwyt Światła Gwiazd</text:span></text:p>
      <text:p text:style-name="Text_20_body">Tier 4: <text:span text:style-name="T31">Kompan-Ekspert</text:span></text:p>
      <text:p text:style-name="P44">Tier 5: <text:span text:style-name="T9">Czy </text:span><text:span text:style-name="T10">T</text:span><text:span text:style-name="T11">y</text:span><text:span text:style-name="T10"> </text:span><text:span text:style-name="T9">Wiesz W Ogóle Kim Jestem?</text:span></text:p>
      <text:p text:style-name="Text_20_body">Tier 6: <text:span text:style-name="T31">Oratorska Inspiracja lub</text:span> <text:span text:style-name="T31">Ulepszony Kompan</text:span></text:p>
      <text:p text:style-name="P44"><text:span text:style-name="T31">Wtrąceni</text:span><text:span text:style-name="T32">e</text:span><text:span text:style-name="T31"> GM: Fani są w niebezpieczeństwie lub odnieśli obrażenia ze względu na Ciebie. Ktośw Twojej świcie Cię zdradza. Twój show, tour, kontakt lub inne wydarzenie jest odwołane. Media publikują zdjęcia z Tobą we wstydliwych sytuacjach. </text:span></text:p>
      <text:p text:style-name="P14">Jest Jasnowidzem</text:p>
      <text:p text:style-name="P47">Posiadasz psioniczny dar, który <text:s/>pozwala Ci widzieć to, czego inni nie mogą.</text:p>
      <text:p text:style-name="Text_20_body">Tier 1: <text:span text:style-name="T33">Postrzeganie Niewidocznego</text:span></text:p>
      <text:p text:style-name="Text_20_body">Tier 2: <text:span text:style-name="T33">Rentgen w Oczach</text:span></text:p>
      <text:p text:style-name="Text_20_body">Tier 3: <text:span text:style-name="T33">Odnalezienie Ukrytych lub </text:span>Sensor</text:p>
      <text:p text:style-name="Text_20_body">Tier 4: <text:span text:style-name="T33">Widzenie na Odległość</text:span></text:p>
      <text:p text:style-name="Text_20_body">Tier 5: <text:span text:style-name="T33">Postrzeganie Czasu</text:span></text:p>
      <text:p text:style-name="Text_20_body">Tier 6: <text:span text:style-name="T33">Projekcja Mentalna lub</text:span> <text:span text:style-name="T33">Całkowita Świadomość</text:span></text:p>
      <text:p text:style-name="P47">Wtrącenie MG: Pewne sekrety są zbyt okropne, by je poznać.</text:p>
      <text:p text:style-name="P14"><text:span text:style-name="T4">J</text:span>est Jednoosobowym Bastionem</text:p>
      <text:p text:style-name="P45">Twoja zbroja, wraz z Twoim rozmiarem, siłą, treningiem lub wszczepami bionicznymi, czyni Ciętrudnym do przemieszczenia lub zaatakowania.</text:p>
      <text:p text:style-name="P45">(Pewne postaci, które Są Jednoosobowym Bastionem, mogą już być ekspertami w pancerzach. Mogą one wybrać inną zdolność1-szego poziomu niż Wyszkolony w Zbroi)</text:p>
      <text:p text:style-name="Text_20_body">Tier 1: <text:span text:style-name="T34">Wyszkolony w Zbroi</text:span></text:p>
      <text:p text:style-name="Text_20_body">Tier 1: <text:span text:style-name="T34">Doświadczony Obrońca</text:span></text:p>
      <text:p text:style-name="Text_20_body"><text:soft-page-break/>Tier 2: <text:span text:style-name="T34">Odporność na Żywioły</text:span></text:p>
      <text:p text:style-name="Text_20_body">Tier 3: <text:span text:style-name="T34">Nieporuszalny</text:span></text:p>
      <text:p text:style-name="Text_20_body">Tier 3: <text:span text:style-name="T34">Większa Ulepszona Moc lub Wyszkolony we Wszystkich Broniach</text:span></text:p>
      <text:p text:style-name="Text_20_body">Tier 4: <text:span text:style-name="T34">Żywa Ściana</text:span></text:p>
      <text:p text:style-name="Text_20_body">Tier 5: <text:span text:style-name="T34">Wytrzymały</text:span></text:p>
      <text:p text:style-name="Text_20_body">Tier 5: <text:span text:style-name="T34">Mistrzowska Biegłość w Pancerzach</text:span></text:p>
      <text:p text:style-name="Text_20_body">Tier 6: <text:span text:style-name="T34">Śmiertelne Obrażenia lub</text:span> <text:span text:style-name="T34">Wyszkolony w Tarczach</text:span></text:p>
      <text:p text:style-name="P45">Wtrącenie MG: Zbroja się uszkadza. Mali wrogowie atakują Cię w sprytny sposób. </text:p>
      <text:p text:style-name="P14">Jest Mistrzem Obrony</text:p>
      <text:p text:style-name="P27">Korzystasz z odpowiedniego ekwipunku i wyszkolenia, by uniknąć zranienia w walce.</text:p>
      <text:p text:style-name="Text_20_body">Tier 1: <text:span text:style-name="T35">Mistrz Tarcz</text:span></text:p>
      <text:p text:style-name="Text_20_body">Tier 2: <text:span text:style-name="T35">Twardy</text:span></text:p>
      <text:p text:style-name="Text_20_body">Tier 2: <text:span text:style-name="T35">Wyszkolony w Zbroi</text:span></text:p>
      <text:p text:style-name="Text_20_body">Tier 3: <text:span text:style-name="T35">Unik i Odporność lub Unik i Rewanż</text:span></text:p>
      <text:p text:style-name="Text_20_body">Tier 4: <text:span text:style-name="T35">Wieża Siły Woli</text:span></text:p>
      <text:p text:style-name="Text_20_body">Tier 4: <text:span text:style-name="T35">Przywykły do Noszeni Zbroi</text:span></text:p>
      <text:p text:style-name="Text_20_body">Tier 5: N<text:span text:style-name="T35">ic Tylko Obrona</text:span></text:p>
      <text:p text:style-name="Text_20_body">Tier 6: <text:span text:style-name="T35">Mistrz Obrony lub</text:span> <text:span text:style-name="T35">Jak Druga Skóra</text:span></text:p>
      <text:p text:style-name="P49">Wtrącenie MG: Tarcza pęka przy trafieniu, jak i bronie, którymi się blokuje. Paski od pancerza pękają.</text:p>
      <text:p text:style-name="P18">Jest Poszukiwany Przez Prawo</text:p>
      <text:p text:style-name="P48"><text:span text:style-name="T37">Plakaty </text:span><text:span text:style-name="T36">"</text:span><text:span text:style-name="T37">POSZUKIWANY, ŻYWY LUB MARTWY" posiadają Twoje podobieństwo. To od Ciebie zależy, czy to koszmarna pomyłka, która się wymknęła spod kontroli, czy może potrafisz kogoś zabić, bo na Ciebie krzywo spojrzał. </text:span></text:p>
      <text:p text:style-name="Text_20_body">Tier 1: <text:span text:style-name="T35">Ulepszona Szybkość</text:span></text:p>
      <text:p text:style-name="Text_20_body">Tier 1: <text:span text:style-name="T35">Zmysł Niebezpieczeństwa</text:span></text:p>
      <text:p text:style-name="Text_20_body">Tier 2: <text:span text:style-name="T35">Atak z Zaskoczenia</text:span></text:p>
      <text:p text:style-name="Text_20_body">Tier 3: <text:span text:style-name="T35">Reputacja Spoza Prawa</text:span> <text:span text:style-name="T35">lub</text:span> <text:span text:style-name="T35">Następny Atak</text:span></text:p>
      <text:p text:style-name="Text_20_body">Tier 4: <text:span text:style-name="T35">Szybkie Zabójstwo</text:span></text:p>
      <text:p text:style-name="Text_20_body">Tier 5: <text:span text:style-name="T35">Drużyna Desperados</text:span></text:p>
      <text:p text:style-name="Text_20_body">Tier 6: <text:span text:style-name="T35">Jeszcze Żywy</text:span> <text:span text:style-name="T35">lub Śmiertelne Obrażenia</text:span></text:p>
      <text:p text:style-name="P49">Wtrącenie MG: Większość ludzi nie reaguje dobrze na poszukiwanego listem gończym w swoich szeregach.</text:p>
      <text:p text:style-name="P14"><text:soft-page-break/>Jest Stworzony z Kamienia</text:p>
      <text:p text:style-name="P65">Twoje ciało jest stworzone z twardego minerału, czyniąc się twardym, ciężkim do zranienia humanoidem.</text:p>
      <text:p text:style-name="Text_20_body">Tier 1: <text:span text:style-name="T38">Ciało Golema</text:span></text:p>
      <text:p text:style-name="Text_20_body">Tier 1: <text:span text:style-name="T38">Uzdrawianie Golema</text:span></text:p>
      <text:p text:style-name="Text_20_body">Tier 2: <text:span text:style-name="T38">Chwyt Golema</text:span></text:p>
      <text:p text:style-name="P50">Tier 3: <text:span text:style-name="T38">Wyszkolony Miażdżyciel</text:span></text:p>
      <text:p text:style-name="Text_20_body">Tier 3: <text:span text:style-name="T38">Tupnięcie Golema lub</text:span> <text:span text:style-name="T38">Uzbrojenie</text:span></text:p>
      <text:p text:style-name="Text_20_body">Tier 4: <text:span text:style-name="T38">Głębokie Rezerwy</text:span></text:p>
      <text:p text:style-name="Text_20_body">Tier 5: <text:span text:style-name="T38">Wyspecjalizowany Pięściarz</text:span></text:p>
      <text:p text:style-name="Text_20_body">Tier 5: <text:span text:style-name="T38">Jak Posąg</text:span></text:p>
      <text:p text:style-name="Text_20_body">Tier 6: Ultra <text:span text:style-name="T38">Wzmocnienie lub Regeneracja Umysłu</text:span></text:p>
      <text:p text:style-name="P65">Wtrącenie MG: Istoty z kamienia czasami zapominają o własnej sile lub wadze. Chodzący posąg może przerazić zwykłych ludzi.</text:p>
      <text:p text:style-name="P14">Jeździ Jak Maniak</text:p>
      <text:p text:style-name="P28">Niezależnie od tego, czy balansujesz na dwóch kołach, przeskakujesz między pojazdami lub ruszasz na przód ku niebezpiezeństwu, nie myślisz zbyt dużo o własnym bezpieczeństwie, gdy jesteś za kierownicą. <text:s/></text:p>
      <text:p text:style-name="P66">(Ktoś to Jeździ Jak Maniak potrzebuje dostępu do pojazdu.)</text:p>
      <text:p text:style-name="Text_20_body">Tier 1: <text:span text:style-name="T39">Kierowca</text:span></text:p>
      <text:p text:style-name="Text_20_body">Tier 1: <text:span text:style-name="T39">Atak Podczas Kierowania</text:span></text:p>
      <text:p text:style-name="Text_20_body">Tier 2: <text:span text:style-name="T39">Surfer Aut</text:span></text:p>
      <text:p text:style-name="Text_20_body">Tier 2: <text:span text:style-name="T39">Pojedynek Spojrzeń</text:span></text:p>
      <text:p text:style-name="Text_20_body">Tier 3: <text:span text:style-name="T39">Doświadczony Kierowca lub</text:span> <text:span text:style-name="T39">Ulepszone Skupienie w Szybkości</text:span></text:p>
      <text:p text:style-name="Text_20_body">Tier 4: <text:span text:style-name="T39">Bystrooki</text:span></text:p>
      <text:p text:style-name="Text_20_body">Tier 4: <text:span text:style-name="T39">Ulepszona Szybkość</text:span></text:p>
      <text:p text:style-name="Text_20_body">Tier 5: <text:span text:style-name="T39">Coś na Drodze</text:span></text:p>
      <text:p text:style-name="Text_20_body">Tier 6: <text:span text:style-name="T39">Uzdolniony Kierowca lub</text:span> <text:span text:style-name="T40">Ś</text:span><text:span text:style-name="T39">miertelne Obrażenia</text:span></text:p>
      <text:p text:style-name="P50"><text:span text:style-name="T39">Wtrącenie MG: Silnik odmawia posłuszeństwa. Most na końcu drogi jest wyłączony z ruchu. Przednia szyba się roztr</text:span><text:span text:style-name="T40">z</text:span><text:span text:style-name="T39">askuje. Ktoś nagle wyskakuje na przód pojazdu.</text:span></text:p>
      <text:p text:style-name="P14">Kocha Pustkę</text:p>
      <text:p text:style-name="P67">Kiedy jesteś tylko Ty, Twój skafander kosmiczny i panorama niekończących się gwiazd, osiągasz stan spokoju.</text:p>
      <text:p text:style-name="Text_20_body"><text:span text:style-name="T40">Opcja do podmiany</text:span>: <text:span text:style-name="T41">Mam Kombinezon Kosmiczny, Będę Podróżnikiem</text:span> </text:p>
      <text:p text:style-name="Text_20_body"><text:soft-page-break/>Tier 1: <text:span text:style-name="T40">Umiejętności Kosmiczne</text:span></text:p>
      <text:p text:style-name="Text_20_body">Tier 1: <text:span text:style-name="T40">Przyzwyczajony do Mikrograwitacji</text:span></text:p>
      <text:p text:style-name="Text_20_body">Tier 2: <text:span text:style-name="T40">Ulepszone Skupienie w Szybkości</text:span></text:p>
      <text:p text:style-name="Text_20_body">Tier 2: <text:span text:style-name="T40">Ulepszona Muskulatura</text:span></text:p>
      <text:p text:style-name="Text_20_body">Tier 3: <text:span text:style-name="T40">Walka w Kosmosie lub</text:span> <text:span text:style-name="T40">Zbroja Fuzyjna</text:span></text:p>
      <text:p text:style-name="Text_20_body">Tier 4: <text:span text:style-name="T40">Cichy jak Kosmos</text:span></text:p>
      <text:p text:style-name="Text_20_body">Tier 4: <text:span text:style-name="T40">Odepchnięcie i Rzut</text:span></text:p>
      <text:p text:style-name="Text_20_body">Tier 5: <text:span text:style-name="T40">Uniki w Mikrograwitacji</text:span></text:p>
      <text:p text:style-name="Text_20_body">Tier 6: <text:span text:style-name="T40">Wystrzał Mikrograwitacyjny lub</text:span> <text:span text:style-name="T40">Pole Reakcyjne</text:span></text:p>
      <text:p text:style-name="P67">Wtrącenie MG: Kombinezony kosmiczne mogą się zepsuć. Wskaźniki poziomu tlenu czasami mogą być mylące. Mikrometeoryty są powszechne w kosmosie.</text:p>
      <text:p text:style-name="P14">Kontroluje Bestie</text:p>
      <text:p text:style-name="P68">Masz rzadką zdolność komunikowania się i przewodzenia bestiom.</text:p>
      <text:p text:style-name="Text_20_body">Tier 1: <text:span text:style-name="T42">Zwierzęcy Kompan</text:span></text:p>
      <text:p text:style-name="Text_20_body">Tier 2: <text:span text:style-name="T42">Ukojenie Dzikiego</text:span></text:p>
      <text:p text:style-name="Text_20_body">Tier 2: <text:span text:style-name="T42">Komunikacja</text:span></text:p>
      <text:p text:style-name="Text_20_body">Tier 3: <text:span text:style-name="T42">Rumak</text:span> <text:span text:style-name="T42">lub</text:span> <text:span text:style-name="T42">Silniejsi Razem</text:span></text:p>
      <text:p text:style-name="Text_20_body">Tier 4: <text:span text:style-name="T42">Oczy Bestii</text:span></text:p>
      <text:p text:style-name="Text_20_body">Tier 4: <text:span text:style-name="T42">Ulepszony Kompan</text:span></text:p>
      <text:p text:style-name="Text_20_body">Tier 5: <text:span text:style-name="T42">Zew Dziczy</text:span></text:p>
      <text:p text:style-name="Text_20_body">Tier 6: <text:span text:style-name="T42">Jak Jedna Istota</text:span> <text:span text:style-name="T42">lub</text:span> <text:span text:style-name="T42">Kontrola Dzikiej Bestii</text:span></text:p>
      <text:p text:style-name="P68">Wtrącenie MG: Społeczność jest niechętna dzikim zwierzęciom. Bestia wyrwane spod kontroli stają się prawdziwym niebezpieczeństwem. </text:p>
      <text:p text:style-name="P19">Kontroluje Grawitację</text:p>
      <text:p text:style-name="P68">Manipulujesz siłami grawitacyjnymi.</text:p>
      <text:p text:style-name="P51"><text:span text:style-name="T40">Opcja do podmiany</text:span>: <text:span text:style-name="T42">Ciężki</text:span></text:p>
      <text:p text:style-name="P51">Tier 1: <text:span text:style-name="T42">Unoszenie się</text:span></text:p>
      <text:p text:style-name="P51">Tier 2: <text:span text:style-name="T42">Ulepszone Skupienie w Szybkości</text:span></text:p>
      <text:p text:style-name="P51">Tier 3: Defin<text:span text:style-name="T42">iowanie Dołu</text:span> <text:span text:style-name="T42">lub</text:span> <text:span text:style-name="T42">Szarpnięcie Grawitacyjne</text:span></text:p>
      <text:p text:style-name="P51">Tier 4: <text:span text:style-name="T42">Pole Grawitacyjne</text:span></text:p>
      <text:p text:style-name="P51">Tier 5: <text:span text:style-name="T42">Lot</text:span></text:p>
      <text:p text:style-name="P51">Tier 6: <text:span text:style-name="T42">Ulepszone Szarpnięcie Grawitacyjne lub</text:span> <text:span text:style-name="T42">Ciężar Świata</text:span></text:p>
      <text:p text:style-name="P68"><text:soft-page-break/>Wtrącenie MG: Świadkowie reagują nierozsądnym strachem. Dziwna interakcja posyła obiekt lub sprzymierzeńca ku przestworzom.</text:p>
      <text:p text:style-name="P14">Kopiuje Supermoce</text:p>
      <text:p text:style-name="P69">Możesz kopiować umiejętności, zdolności i supermoce innych. </text:p>
      <text:p text:style-name="Text_20_body">Tier 1: <text:span text:style-name="T43">Skupienie na Umiejętności</text:span></text:p>
      <text:p text:style-name="P52">Tier 1: <text:span text:style-name="T43">Skupienie na Umiejętności</text:span></text:p>
      <text:p text:style-name="Text_20_body">Tier 2: <text:span text:style-name="T43">Skopiuj Moc</text:span></text:p>
      <text:p text:style-name="Text_20_body">Tier 3: <text:span text:style-name="T43">Kradzież Mocy lub</text:span> <text:span text:style-name="T43">Dzikie Zdolności</text:span></text:p>
      <text:p text:style-name="Text_20_body">Tier 4: <text:span text:style-name="T43">Ulepszone Skopiowanie Mocy</text:span></text:p>
      <text:p text:style-name="Text_20_body">Tier 5: P<text:span text:style-name="T43">amięć Mocy</text:span></text:p>
      <text:p text:style-name="Text_20_body">Tier 6: <text:span text:style-name="T43">Cudowne Kopiowanie</text:span> <text:span text:style-name="T43">lub</text:span> <text:span text:style-name="T43">Wielość Kopii</text:span></text:p>
      <text:p text:style-name="P70">Wtrącenie MG: Skopiowana moc przestaje nagle działać lub wymyka się z kontroli. Skopiowana moc nie posiada drugorzędnych mocy (np.: superszybkość bez odporności na pęd powietrza lub bycie odpornym na żar własnych ognistych pocisków). </text:p>
      <text:p text:style-name="P14">Leci na Wspaniałych Skrzydłach</text:p>
      <text:p text:style-name="P71">Wielu superbohaterów może latać, niektórzy z nich nawet mają skrzydła. Możesz korzystać ze swoich skrzydeł do poruszania się, atakowania i obrony.</text:p>
      <text:p text:style-name="P21">Tier 1: <text:span text:style-name="T44">Unoszenie się</text:span></text:p>
      <text:p text:style-name="P21">Tier 1: <text:span text:style-name="T44">Krótki Lot</text:span></text:p>
      <text:p text:style-name="P21">Tier 2: <text:span text:style-name="T44">Skrzydła-Bronie</text:span></text:p>
      <text:p text:style-name="P21">Tier 3: <text:span text:style-name="T44">Akrobatyczny Atak lub</text:span> or <text:span text:style-name="T44">Latający Kompan</text:span></text:p>
      <text:p text:style-name="P21">Tier 4: <text:span text:style-name="T44">Trudny do Trafienia</text:span></text:p>
      <text:p text:style-name="P21">Tier 5: <text:span text:style-name="T44">Rozpęd</text:span></text:p>
      <text:p text:style-name="P21">Tier 6: <text:span text:style-name="T44">Trudny Cel</text:span> <text:span text:style-name="T44">lub</text:span> <text:span text:style-name="T44">Mistrz Obrony</text:span></text:p>
      <text:p text:style-name="P71">Wtrącenie MG: Skrzydło może być zranione lub nie mieć dość miejsca, przez co bohater upada. Latanie wysoko czyni postać wyraźnym celem dla niespodziewanego wroga. </text:p>
      <text:p text:style-name="P14">Łamie Systemy</text:p>
      <text:p text:style-name="P72">Wykorzystujesz słabości sztucznych systemów, wliczając (ale nie ograniczając się) do programów komputerowych.</text:p>
      <text:p text:style-name="Text_20_body">Tier 1: <text:span text:style-name="T44">Hakowanie Niemożliwości</text:span></text:p>
      <text:p text:style-name="Text_20_body">Tier 1: <text:span text:style-name="T44">Programowanie</text:span></text:p>
      <text:p text:style-name="Text_20_body">Tier 2: <text:span text:style-name="T44">Połączenia</text:span></text:p>
      <text:p text:style-name="Text_20_body">Tier 3: <text:span text:style-name="T44">Sprawny Oszust</text:span> <text:span text:style-name="T44">lub</text:span> <text:span text:style-name="T44">Umiejętny Atak</text:span></text:p>
      <text:p text:style-name="Text_20_body">Tier 4: <text:span text:style-name="T44">Skonfunduj Wroga</text:span></text:p>
      <text:p text:style-name="Text_20_body"><text:soft-page-break/>Tier 5: <text:span text:style-name="T44">Wsparcie Przyjaciela</text:span></text:p>
      <text:p text:style-name="Text_20_body">Tier 6: <text:span text:style-name="T44">Przysługa lub </text:span><text:span text:style-name="T45">Większy Ulepszony Potencjał</text:span></text:p>
      <text:p text:style-name="P53"><text:span text:style-name="T45">Wtrącenie MG: Twoje kontakty czasami mają swoje własne motywacje. Niekiedy urzą</text:span><text:span text:style-name="T46">d</text:span><text:span text:style-name="T45">zenia mają zabezpieczenia lub nawet pułapki.</text:span></text:p>
      <text:p text:style-name="Text_20_body"><text:span text:style-name="T27">Łączy Ciało i Stal</text:span></text:p>
      <text:p text:style-name="P73"><text:span text:style-name="T47">Twoje ciało jest częściowo maszyną.</text:span></text:p>
      <text:p text:style-name="Text_20_body">Tier 1: <text:span text:style-name="T47">Ulepszone Ciało</text:span></text:p>
      <text:p text:style-name="Text_20_body">Tier 2: Interf<text:span text:style-name="T47">ejs</text:span></text:p>
      <text:p text:style-name="Text_20_body">Tier 3: <text:span text:style-name="T47">Pakiet Sensoryczny lub</text:span> <text:span text:style-name="T47">Uzbrojenie</text:span></text:p>
      <text:p text:style-name="Text_20_body">Tier 4: Fu<text:span text:style-name="T47">zja</text:span></text:p>
      <text:p text:style-name="Text_20_body">Tier 5: <text:span text:style-name="T47">Głębokie Reserwy</text:span></text:p>
      <text:p text:style-name="Text_20_body">Tier 6: <text:span text:style-name="T47">Regeneracja Umysłu lub</text:span> Ultra <text:span text:style-name="T47">Wzmocnienie</text:span></text:p>
      <text:p text:style-name="P73"><text:span text:style-name="T47">Wtrącenie MG: Ludzie w większości społeczności boją się kogoś, kto ma w sobie mechaniczne części.</text:span></text:p>
      <text:p text:style-name="P14">Łączy Umysł i Maszynę</text:p>
      <text:p text:style-name="P73"><text:span text:style-name="T47">Elektroniczne implanty w Twoim mózgu czynią Cię supermyślicielem.</text:span></text:p>
      <text:p text:style-name="Text_20_body">Tier 1: <text:span text:style-name="T47">Ulepszony Intelekt</text:span></text:p>
      <text:p text:style-name="Text_20_body">Tier 1: <text:span text:style-name="T47">Umiejętności Wiedzy</text:span></text:p>
      <text:p text:style-name="Text_20_body">Tier 2: <text:span text:style-name="T47">Kwerenda</text:span></text:p>
      <text:p text:style-name="Text_20_body">Tier 3: <text:span text:style-name="T47">Procesor Akcji lub</text:span> <text:span text:style-name="T47">Telepatia Maszyn</text:span></text:p>
      <text:p text:style-name="Text_20_body">Tier 4: <text:span text:style-name="T47">Większy Ulepszony Intelekt</text:span></text:p>
      <text:p text:style-name="Text_20_body">Tier 4: <text:span text:style-name="T47">Umiejętności Wiedzy</text:span></text:p>
      <text:p text:style-name="Text_20_body">Tier 5: <text:span text:style-name="T47">Wizja Przyszłości</text:span></text:p>
      <text:p text:style-name="Text_20_body">Tier 6: <text:span text:style-name="T47">Ulepszenie Maszyny lub</text:span> <text:span text:style-name="T47">Regeneracja Umysłu</text:span></text:p>
      <text:p text:style-name="P73"><text:span text:style-name="T47">Wtrącenie MG: Maszyny się psują. Potężne maszyny myślące mogą przejąć kontrolę nad mniejszymi maszynami. Pewni ludzie nie ufają komuś, kto nie jest w pełni organiczny. </text:span></text:p>
      <text:p text:style-name="P14">Ma Szlachetną Krew</text:p>
      <text:p text:style-name="P73"><text:span text:style-name="T47">Dziedzic bogactwa i mocy, masz tytuł szlachecki i zdolności przyznae przez uprzywilejowane wychowanie. </text:span></text:p>
      <text:p text:style-name="Text_20_body"><text:span text:style-name="T47">Opcja Zamiany Typu</text:span>: <text:span text:style-name="T47">Służba</text:span></text:p>
      <text:p text:style-name="Text_20_body">Tier 1: P<text:span text:style-name="T47">rzywileje Szlachty</text:span></text:p>
      <text:p text:style-name="Text_20_body">Tier 2: <text:span text:style-name="T47">Wyszkolony Dyskutant</text:span></text:p>
      <text:p text:style-name="Text_20_body">Tier 3: <text:span text:style-name="T47">Zaawansowany Rozkaz</text:span> <text:span text:style-name="T47">lub</text:span> <text:span text:style-name="T47">Odwaga Szlachcica</text:span></text:p>
      <text:p text:style-name="Text_20_body"><text:soft-page-break/>Tier 4: <text:span text:style-name="T48">Kompan-Ekspert</text:span></text:p>
      <text:p text:style-name="Text_20_body">Tier 5: <text:span text:style-name="T48">Potwierdzenie Własnego Przywileju</text:span></text:p>
      <text:p text:style-name="Text_20_body">Tier 6: <text:span text:style-name="T48">Przydatna Pomoc</text:span> <text:span text:style-name="T48">lub</text:span> <text:span text:style-name="T48">Umysł Lidera</text:span></text:p>
      <text:p text:style-name="P74"><text:span text:style-name="T48">Wtrącenie MG: Długi rodziny szlacheckiej są problemem bohatera. Dawno zagubione rodzeństwo chce się pozbyć swego rywala. Zabójca odnajduje postać. </text:span></text:p>
      <text:p text:style-name="Text_20_body"><text:span text:style-name="T27">Ma Tysi</text:span><text:span text:style-name="T28">ą</text:span><text:span text:style-name="T27">c Twarzy</text:span></text:p>
      <text:p text:style-name="P74"><text:span text:style-name="T48">Możesz zmienić swój wygląd, by wyglądać jak zupełnie inna osoba. </text:span></text:p>
      <text:p text:style-name="Text_20_body">Tier 1: <text:span text:style-name="T48">Morficzna Twarz</text:span></text:p>
      <text:p text:style-name="Text_20_body">Tier 1: <text:span text:style-name="T48">Umiejętności Międzyludzkie</text:span></text:p>
      <text:p text:style-name="Text_20_body">Tier 2: <text:span text:style-name="T48">Zmiana Ciała</text:span></text:p>
      <text:p text:style-name="Text_20_body">Tier 2: <text:span text:style-name="T48">Ciało Bitewne</text:span></text:p>
      <text:p text:style-name="Text_20_body">Tier 3: <text:span text:style-name="T48">Przebranie Innej Osoby lub</text:span> <text:span text:style-name="T48">Odporność</text:span></text:p>
      <text:p text:style-name="Text_20_body">Tier 4: <text:span text:style-name="T48">Nieśmiertelny</text:span></text:p>
      <text:p text:style-name="Text_20_body">Tier 4: <text:span text:style-name="T48">Przemyślenie Problemów</text:span></text:p>
      <text:p text:style-name="Text_20_body">Tier 5: <text:span text:style-name="T48">Pamięć w Czyn</text:span></text:p>
      <text:p text:style-name="Text_20_body">Tier 6: <text:span text:style-name="T48">Rozdzielenie Jaźni lub</text:span> <text:span text:style-name="T48">Odczytanie Myśli</text:span></text:p>
      <text:p text:style-name="P74"><text:span text:style-name="T48">Wtrącenie MG: Część przebrania zawodzi. BN myśli, że przebrana postać to ktoś, kogo zna bardzo dobrze.</text:span></text:p>
      <text:p text:style-name="Text_20_body"><text:span text:style-name="T27">Mistrzowsko Posługuje się Broni</text:span><text:span text:style-name="T29">ą</text:span> (Masters Weaponry)</text:p>
      <text:p text:style-name="Text_20_body">Morduje (Murders)</text:p>
      <text:p text:style-name="Text_20_body">Mówi Głosem Ziemi (Speaks for the Land)</text:p>
      <text:p text:style-name="Text_20_body">Mówi do Duchów (Shepherds Spirits)</text:p>
      <text:p text:style-name="Text_20_body">Mówi z Maszynami (Talks to Machines)</text:p>
      <text:p text:style-name="Text_20_body">Nie Potrzebuje Broni (Needs No Weapon)</text:p>
      <text:p text:style-name="Text_20_body">Nie Robi Zbyt Dużo (Doesn’t Do Much)</text:p>
      <text:p text:style-name="Text_20_body">Nigdy się nie Poddaje (Never Says Die)</text:p>
      <text:p text:style-name="Text_20_body">Nosi Egzotyczną Tarczę (Brandishes an Exotic Shield)</text:p>
      <text:p text:style-name="Text_20_body">Nosi Halo Ognia (Bears a Halo of Fire)</text:p>
      <text:p text:style-name="Text_20_body">Nosi Zasilany Pancerz (Wears Power Armor)</text:p>
      <text:p text:style-name="Text_20_body">Oblicza Nieobliczalne (Calculates the Uncalculable)</text:p>
      <text:p text:style-name="Text_20_body">Otrzymuje Boskie Błogosławieństwa (Channels Divine Blessings)</text:p>
      <text:p text:style-name="Text_20_body">Pilotuje Statki Kosmiczne (Pilots Starcraft)</text:p>
      <text:p text:style-name="Text_20_body"><text:soft-page-break/>Podróżuje przez Czas (Travels Through Time)</text:p>
      <text:p text:style-name="Text_20_body">Poluje (Hunts)</text:p>
      <text:p text:style-name="Text_20_body">Pomaga Swoim Przyjaciołom (Helps Their Friends)</text:p>
      <text:p text:style-name="Text_20_body">Porusza się jak Kot (Moves Like a Cat)</text:p>
      <text:p text:style-name="Text_20_body">Porusza się jak Wiatr (Moves like the Wind)</text:p>
      <text:p text:style-name="Text_20_body">Posiada Licencję na Broń (Is Licensed to Carry)</text:p>
      <text:p text:style-name="Text_20_body">Posiada Magicznego Sprzymierzeńca (Keeps a Magic Ally)</text:p>
      <text:p text:style-name="Text_20_body">Pracuje w Ciemnych Uliczkach (Works the Back Alleys)</text:p>
      <text:p text:style-name="Text_20_body">Pracuje, by Żyć (Works for a Living)</text:p>
      <text:p text:style-name="Text_20_body">Przebudza Sny (Awakens Dreams)</text:p>
      <text:p text:style-name="Text_20_body">Przeszukuje Ruiny (Scavenges)</text:p>
      <text:p text:style-name="Text_20_body">Przewodzi (Leads)</text:p>
      <text:p text:style-name="Text_20_body">Przyjmuje Zwierzęcy Kształt (Takes Animal Shape)</text:p>
      <text:p text:style-name="Text_20_body">Przywdziewa Połyskliwy Lód (Wears a Sheen of Ice)</text:p>
      <text:p text:style-name="Text_20_body">Pływał z Piratami (Sailed Beneath the Jolly Roger)</text:p>
      <text:p text:style-name="Text_20_body">Rozciąga się (Stretches)</text:p>
      <text:p text:style-name="Text_20_body">Rozdziera Ściany Świata (Shreds the Walls of the World)</text:p>
      <text:p text:style-name="Text_20_body">Rozwiązuje Tajemnice (Solves Mysteries)</text:p>
      <text:p text:style-name="Text_20_body">Rośnie do Gigantycznych Rozmiarów (Grows to Towering Heights)</text:p>
      <text:p text:style-name="Text_20_body">Rzeźbi Twardym Światłem (Sculpts Hard Light)</text:p>
      <text:p text:style-name="Text_20_body">Rzuca ze Śmiertelną Dokładnością (Throws With Deadly Accuracy)</text:p>
      <text:p text:style-name="Text_20_body">Spaceruje w Dzikich Lasach (Walks The Wild Woods)</text:p>
      <text:p text:style-name="Text_20_body">Stawia Umysł Ponad Materią (Focuses Mind Over Matter)</text:p>
      <text:p text:style-name="Text_20_body">Szuka Kłopotów (Looks for Trouble)</text:p>
      <text:p text:style-name="Text_20_body">Szybko się Uczy (Learns Quickly)</text:p>
      <text:p text:style-name="Text_20_body">Tańczy z Czarną Materią (Dances With Dark Matter)</text:p>
      <text:p text:style-name="Text_20_body">Tworzy Dziwną Naukę (Conducts Weird Science)</text:p>
      <text:p text:style-name="Text_20_body">Tworzy Iluzje (Crafts Illusions)</text:p>
      <text:p text:style-name="Text_20_body">Tworzy Unikalne Obiekty (Crafts Unique Objects)</text:p>
      <text:p text:style-name="Text_20_body">Ucieka Precz (Runs Away)</text:p>
      <text:p text:style-name="Text_20_body">Ujeżdza Błyskawicę (Rides the Lightning)</text:p>
      <text:p text:style-name="Text_20_body">Uzdrawia (Works Miracles)</text:p>
      <text:p text:style-name="Text_20_body"><text:soft-page-break/>Walczy Nieczysto (Fights Dirty)</text:p>
      <text:p text:style-name="Text_20_body">Walczy z Robotami (Battles Robots)</text:p>
      <text:p text:style-name="Text_20_body">Walcząc, Porywa Tłum (Fight With Panache)</text:p>
      <text:p text:style-name="Text_20_body">Wolałby Czytać (Would Rather Be Reading)</text:p>
      <text:p text:style-name="Text_20_body">Wpada w Furię (Rages)</text:p>
      <text:p text:style-name="Text_20_body">Wspiera Społeczność (Shepherds the Community)</text:p>
      <text:p text:style-name="Text_20_body">Wyje do Księżyca (Howls at the Moon)</text:p>
      <text:p text:style-name="Text_20_body">Wysysa Energię (Siphons Power)</text:p>
      <text:p text:style-name="Text_20_body">Wyszedł z Obelisku (Emerged From the Obelisk)</text:p>
      <text:p text:style-name="Text_20_body">Włada Dziką Magią (Uses Wild Magic)</text:p>
      <text:p text:style-name="Text_20_body">Włada Grawitacją (Controls Gravity)</text:p>
      <text:p text:style-name="Text_20_body">Włada Magnetyzmem (Employs Magnetism)</text:p>
      <text:p text:style-name="Text_20_body">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Zabawia (Entertains)</text:p>
      <text:p text:style-name="Text_20_body">Zabija Potwory (Slays Monsters)</text:p>
      <text:p text:style-name="Text_20_body">Zadaje się z Martwymi (Consorts With the Dead)</text:p>
      <text:p text:style-name="Text_20_body">Zaprowadza Sprawiedliwość (Metes Out Justice)</text:p>
      <text:p text:style-name="Text_20_body">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5-13T03:15:00.590000000</dc:date>
    <meta:editing-duration>PT4H13M7S</meta:editing-duration>
    <meta:editing-cycles>35</meta:editing-cycles>
    <meta:generator>LibreOffice/7.1.4.2$Windows_X86_64 LibreOffice_project/a529a4fab45b75fefc5b6226684193eb000654f6</meta:generator>
    <meta:document-statistic meta:table-count="0" meta:image-count="0" meta:object-count="0" meta:page-count="21" meta:paragraph-count="531" meta:word-count="5280" meta:character-count="35278" meta:non-whitespace-character-count="30524"/>
  </office:meta>
</office:document-meta>
</file>